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>
      <loext:graphic-properties draw:fill-color="#ff4500"/>
    </style:style>
    <style:style style:name="P3" style:family="paragraph">
      <loext:graphic-properties draw:fill-color="#00ff00"/>
    </style:style>
    <style:style style:name="P4" style:family="paragraph">
      <loext:graphic-properties draw:fill-color="#0000ff"/>
    </style:style>
    <style:style style:name="T1" style:family="text">
      <style:text-properties fo:language="de" fo:country="DE"/>
    </style:style>
    <style:style style:name="gr1" style:family="graphic">
      <style:graphic-properties fo:margin-left="4.99mm" fo:margin-right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/>
    </style:style>
    <style:style style:name="gr2" style:family="graphic">
      <style:graphic-properties draw:fill-color="#ff4500" draw:textarea-horizontal-align="justify" draw:textarea-vertical-align="middle" draw:auto-grow-height="false" fo:min-height="4.25mm" fo:min-width="11.29mm" style:run-through="foreground"/>
    </style:style>
    <style:style style:name="gr3" style:family="graphic">
      <style:graphic-properties draw:stroke="none" draw:fill-color="#00ff00" draw:textarea-horizontal-align="justify" draw:textarea-vertical-align="middle" draw:auto-grow-height="false" fo:min-height="4.99mm" fo:min-width="24.99mm" style:run-through="foreground"/>
    </style:style>
    <style:style style:name="gr4" style:family="graphic">
      <style:graphic-properties draw:stroke="none" draw:fill-color="#0000ff" draw:textarea-horizontal-align="justify" draw:textarea-vertical-align="middle" draw:auto-grow-height="false" fo:min-height="20mm" fo:min-width="4.99m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Standard"><draw:g text:anchor-type="paragraph" draw:z-index="0" draw:name="DrawObject1" draw:style-name="gr1"><draw:custom-shape draw:name="Shape 1" draw:style-name="gr2" draw:text-style-name="P2" svg:width="39.94mm" svg:height="14.98mm" draw:transform="rotate (-0.643677428135509) translate (38.7173611111111mm 11.90625mm)">
      <text:p/>
      <draw:enhanced-geometry svg:viewBox="0 0 21600 21600" draw:glue-points="?f6 10800 10800 21600 ?f5 10800 10800 0" draw:text-areas="?f3 ?f3 ?f4 ?f4" draw:type="trapezoid" draw:modifiers="10800" draw:enhanced-path="M 0 0 L 21600 0 ?f0 21600 ?f1 21600 Z N">
       <draw:equation draw:name="f0" draw:formula="21600-$0 "/>
       <draw:equation draw:name="f1" draw:formula="$0 "/>
       <draw:equation draw:name="f2" draw:formula="$0 *10/18"/>
       <draw:equation draw:name="f3" draw:formula="?f2 +1750"/>
       <draw:equation draw:name="f4" draw:formula="21600-?f3 "/>
       <draw:equation draw:name="f5" draw:formula="$0 /2"/>
       <draw:equation draw:name="f6" draw:formula="21600-?f5 "/>
       <draw:handle draw:handle-position="$0 bottom" draw:handle-range-x-minimum="0" draw:handle-range-x-maximum="10800"/>
      </draw:enhanced-geometry>
     </draw:custom-shape><draw:custom-shape draw:name="Shape 2" draw:style-name="gr3" draw:text-style-name="P3" svg:width="25mm" svg:height="5mm" svg:x="27.66mm" svg:y="44.29mm">
      <text:p/>
      <draw:enhanced-geometry svg:viewBox="0 0 21600 21600" draw:type="rectangle" draw:enhanced-path="M 0 0 L 21600 0 21600 21600 0 21600 0 0 Z N"/>
     </draw:custom-shape><draw:custom-shape draw:name="Shape 3" draw:style-name="gr4" draw:text-style-name="P4" svg:width="5mm" svg:height="20.01mm" svg:x="67.65mm" svg:y="9.35mm">
      <text:p/>
      <draw:enhanced-geometry svg:viewBox="0 0 21600 21600" draw:type="rectangle" draw:enhanced-path="M 0 0 L 21600 0 21600 21600 0 21600 0 0 Z N"/>
     </draw:custom-shape>
    </draw:g>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 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</text:p>
      <text:p text:style-name="P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0mm" fo:border="9.01pt solid #ff1493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148.01mm" style:num-format="1" style:print-orientation="landscape" fo:margin-top="10mm" fo:margin-bottom="10mm" fo:margin-left="10mm" fo:margin-right="10mm" style:writing-mode="lr-tb" style:layout-grid-color="#c0c0c0" style:layout-grid-lines="31" style:layout-grid-base-height="6.35mm" style:layout-grid-ruby-height="0mm" style:layout-grid-mode="none" style:layout-grid-ruby-below="false" style:layout-grid-print="false" style:layout-grid-display="false" style:layout-grid-base-width="3.18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dc:creator>Regina Henschel</dc:creator>
    <meta:editing-cycles>12</meta:editing-cycles>
    <meta:creation-date>2021-05-15T12:48:00</meta:creation-date>
    <dc:date>2021-06-18T21:47:13.917000000</dc:date>
    <meta:editing-duration>PT3H53M</meta:editing-duration>
    <meta:generator>BCommitContinue/7.3.0.0.alpha0$Windows_X86_64 LibreOffice_project/c1e576d59f9c272c7f1e043c5bb6163591a87268</meta:generator>
    <meta:document-statistic meta:table-count="0" meta:image-count="0" meta:object-count="0" meta:page-count="1" meta:paragraph-count="3" meta:word-count="1170" meta:character-count="2337" meta:non-whitespace-character-count="1170"/>
    <meta:user-defined meta:name="AppVersion">16.0000</meta:user-defined>
    <meta:template xlink:type="simple" xlink:actuate="onRequest" xlink:title="SingleCharactersCourier.dotx" xlink:href=""/>
  </office:meta>
</office:document-meta>
</file>